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6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0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Segoe UI Semibold" fo:font-size="14pt" style:font-size-asian="14pt" style:font-size-complex="1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text-properties style:font-name="Segoe UI Semibold" fo:font-size="36pt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14pt" style:font-size-asian="14pt" style:font-size-complex="14pt"/>
    </style:style>
    <style:style style:name="T4" style:family="text">
      <style:text-properties style:font-name="Segoe UI" fo:font-size="36pt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cc0000" style:font-name="Arial" fo:font-size="36pt" fo:font-weight="bold" style:font-name-asian="Arial" style:font-size-asian="36pt" style:font-weight-asian="bold" style:font-name-complex="Arial" style:font-size-complex="36pt" style:font-weight-complex="bold"/>
    </style:style>
    <style:style style:name="T7" style:family="text">
      <style:text-properties style:font-name="Segoe UI Semibol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719cm" svg:x="1.524cm" svg:y="0.564cm">
          <draw:text-box>
            <text:p text:style-name="P1"><text:span text:style-name="T1">HYMN # 517</text:span></text:p>
            <text:p text:style-name="P1"><text:span text:style-name="T2">“</text:span><text:span text:style-name="T2">By All Your Saints in Warfare” </text:span></text:p>
            <text:p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892cm" svg:height="7.011cm" svg:x="1.524cm" svg:y="0.762cm">
          <draw:text-box>
            <text:p text:style-name="P4"><text:span text:style-name="T4">1. B</text:span><text:span text:style-name="T5">y all Your saints in warfare,</text:span></text:p>
            <text:p><text:span text:style-name="T5"><text:s text:c="4"/></text:span><text:span text:style-name="T5">For all Your saints at rest,</text:span></text:p>
            <text:p><text:span text:style-name="T5"><text:s text:c="4"/></text:span><text:span text:style-name="T5">Your holy name, O Jesus,</text:span></text:p>
            <text:p><text:span text:style-name="T5"><text:s text:c="4"/></text:span><text:span text:style-name="T5">Forevermore be blest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4.892cm" svg:height="7.011cm" svg:x="1.524cm" svg:y="0.762cm">
          <draw:text-box>
            <text:p text:style-name="P4"><text:span text:style-name="T5"><text:s text:c="4"/></text:span><text:span text:style-name="T5">For You have won the battle</text:span></text:p>
            <text:p><text:span text:style-name="T5"><text:s text:c="4"/></text:span><text:span text:style-name="T5">That they might wear the crown;</text:span></text:p>
            <text:p><text:span text:style-name="T5"><text:s text:c="4"/></text:span><text:span text:style-name="T5">And now they shine in glory</text:span></text:p>
            <text:p><text:span text:style-name="T5"><text:s text:c="4"/></text:span><text:span text:style-name="T5">Reflected from Your thron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2" draw:layer="layout" svg:width="24.892cm" svg:height="7.011cm" svg:x="1.524cm" svg:y="0.762cm">
          <draw:text-box>
            <text:p><text:span text:style-name="T5">4. Apostles, prophets, martyrs,</text:span></text:p>
            <text:p><text:span text:style-name="T5"><text:s text:c="4"/></text:span><text:span text:style-name="T5">And all the noble throng</text:span></text:p>
            <text:p><text:span text:style-name="T5"><text:s text:c="4"/></text:span><text:span text:style-name="T5">Who wear the spotless raiment</text:span></text:p>
            <text:p><text:span text:style-name="T5"><text:s text:c="4"/></text:span><text:span text:style-name="T5">And raise the ceaseless song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2" draw:layer="layout" svg:width="24.892cm" svg:height="7.011cm" svg:x="1.524cm" svg:y="0.762cm">
          <draw:text-box>
            <text:p><text:span text:style-name="T5"><text:s text:c="4"/></text:span><text:span text:style-name="T5">For these, passed on before us,</text:span></text:p>
            <text:p><text:span text:style-name="T5"><text:s text:c="4"/></text:span><text:span text:style-name="T5">We offer praises due</text:span></text:p>
            <text:p><text:span text:style-name="T5"><text:s text:c="4"/></text:span><text:span text:style-name="T5">And, walking in their footsteps,</text:span></text:p>
            <text:p><text:span text:style-name="T5"><text:s text:c="4"/></text:span><text:span text:style-name="T5">Would live our lives for You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3" draw:text-style-name="P2" draw:layer="layout" svg:width="24.892cm" svg:height="7.011cm" svg:x="1.524cm" svg:y="0.762cm">
          <draw:text-box>
            <text:p><text:span text:style-name="T6">▲</text:span><text:span text:style-name="T5">3. Then let us praise the Father</text:span></text:p>
            <text:p><text:span text:style-name="T5"><text:s text:c="8"/></text:span><text:span text:style-name="T5">And worship God the Son</text:span></text:p>
            <text:p><text:span text:style-name="T5"><text:s text:c="8"/></text:span><text:span text:style-name="T5">And sing to God the Spirit,</text:span></text:p>
            <text:p><text:span text:style-name="T5"><text:s text:c="8"/></text:span><text:span text:style-name="T5">Eternal Three in On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4" draw:text-style-name="P2" draw:layer="layout" svg:width="24.892cm" svg:height="13.385cm" svg:x="1.524cm" svg:y="0.762cm">
          <draw:text-box>
            <text:p><text:span text:style-name="T5"><text:s text:c="8"/></text:span><text:span text:style-name="T5">Till all the ransomed number</text:span></text:p>
            <text:p><text:span text:style-name="T5"><text:s text:c="8"/></text:span><text:span text:style-name="T5">Fall down before the throne,</text:span></text:p>
            <text:p><text:span text:style-name="T5"><text:s text:c="8"/></text:span><text:span text:style-name="T5">Ascribing pow’r and glory</text:span></text:p>
            <text:p><text:span text:style-name="T5"><text:s text:c="8"/></text:span><text:span text:style-name="T5">And praise to God alone.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7">Harlyn J. Kuschel. Used by permission: </text:span></text:p>
            <text:p><text:span text:style-name="T7">LSB Hymn License .NET, no. 100011038. </text:span></text:p>
            <text:p><text:span text:style-name="T7">2006 Gregory J. Wismar. Used by permission: </text:span></text:p>
            <text:p><text:span text:style-name="T7">LSB Hymn License .NET, no. 100011038.</text:span></text:p>
            <text:p><text:span text:style-name="T7">Public domain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09:10:25.031000000</meta:creation-date>
    <dc:date>2019-01-19T21:01:12.024000000</dc:date>
    <meta:editing-duration>PT11M32S</meta:editing-duration>
    <meta:editing-cycles>4</meta:editing-cycles>
    <meta:generator>LibreOffice/6.1.3.2$Windows_X86_64 LibreOffice_project/86daf60bf00efa86ad547e59e09d6bb77c699acb</meta:generator>
    <meta:document-statistic meta:object-count="126"/>
  </office:meta>
</office:document-meta>
</file>